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6525" officeooo:paragraph-rsid="00156525"/>
    </style:style>
    <style:style style:name="P2" style:family="paragraph" style:parent-style-name="Standard">
      <style:paragraph-properties style:line-height-at-least="0.503cm"/>
      <style:text-properties fo:color="#d6d6d6" style:font-name="Droid Sans Mono" fo:font-size="10.5pt" fo:font-weight="normal" fo:background-color="#202020"/>
    </style:style>
    <style:style style:name="P3" style:family="paragraph" style:parent-style-name="Standard">
      <style:paragraph-properties style:line-height-at-least="0.503cm"/>
      <style:text-properties fo:color="#d6d6d6" style:font-name="Droid Sans Mono" fo:font-size="10.5pt" fo:font-weight="normal" officeooo:paragraph-rsid="0018e8b0" fo:background-color="#202020"/>
    </style:style>
    <style:style style:name="P4" style:family="paragraph" style:parent-style-name="Standard">
      <style:text-properties fo:color="#d6d6d6" style:font-name="Droid Sans Mono" fo:font-size="10.5pt" fo:font-weight="normal" officeooo:rsid="0016ccd2" officeooo:paragraph-rsid="0016ccd2" fo:background-color="#202020"/>
    </style:style>
    <style:style style:name="P5" style:family="paragraph" style:parent-style-name="Standard">
      <style:text-properties fo:color="#d6d6d6" style:font-name="Droid Sans Mono" fo:font-size="10.5pt" fo:font-weight="normal" officeooo:paragraph-rsid="0016ccd2" fo:background-color="#202020"/>
    </style:style>
    <style:style style:name="P6" style:family="paragraph" style:parent-style-name="Standard">
      <style:text-properties fo:color="#d6d6d6" style:font-name="Droid Sans Mono" fo:font-size="10.5pt" fo:font-weight="normal" officeooo:paragraph-rsid="0017a1a0" fo:background-color="#202020"/>
    </style:style>
    <style:style style:name="P7" style:family="paragraph" style:parent-style-name="Standard">
      <style:paragraph-properties style:line-height-at-least="0.503cm"/>
      <style:text-properties fo:color="#d6d6d6" style:font-name="Droid Sans Mono" fo:font-size="10.5pt" fo:font-weight="normal" officeooo:rsid="0018e8b0" officeooo:paragraph-rsid="0018e8b0" fo:background-color="#202020"/>
    </style:style>
    <style:style style:name="P8" style:family="paragraph" style:parent-style-name="Standard">
      <style:text-properties officeooo:paragraph-rsid="00156525"/>
    </style:style>
    <style:style style:name="P9" style:family="paragraph" style:parent-style-name="Standard">
      <style:text-properties officeooo:rsid="00156525" officeooo:paragraph-rsid="00156525" fo:background-color="transparent"/>
    </style:style>
    <style:style style:name="P10" style:family="paragraph" style:parent-style-name="Standard">
      <style:text-properties fo:color="#000000" officeooo:rsid="00156525" officeooo:paragraph-rsid="00156525" fo:background-color="transparent"/>
    </style:style>
    <style:style style:name="P11" style:family="paragraph" style:parent-style-name="Standard">
      <style:text-properties fo:color="#000000" officeooo:paragraph-rsid="00156525" fo:background-color="transparent"/>
    </style:style>
    <style:style style:name="P12" style:family="paragraph" style:parent-style-name="Standard">
      <style:text-properties fo:color="#000000" officeooo:rsid="00161dc2" officeooo:paragraph-rsid="00161dc2" fo:background-color="transparent"/>
    </style:style>
    <style:style style:name="P13" style:family="paragraph" style:parent-style-name="Standard">
      <style:text-properties fo:color="#000000" officeooo:paragraph-rsid="00161dc2" fo:background-color="transparent"/>
    </style:style>
    <style:style style:name="P14" style:family="paragraph" style:parent-style-name="Standard">
      <style:text-properties fo:color="#1c3687" officeooo:paragraph-rsid="00156525" fo:background-color="transparent"/>
    </style:style>
    <style:style style:name="P15" style:family="paragraph" style:parent-style-name="Standard">
      <style:paragraph-properties style:line-height-at-least="0.503cm"/>
      <style:text-properties fo:color="#1c3687" style:font-name="Droid Sans Mono" fo:font-size="10.5pt" fo:font-weight="normal" fo:background-color="transparent"/>
    </style:style>
    <style:style style:name="P16" style:family="paragraph" style:parent-style-name="Standard">
      <style:text-properties officeooo:rsid="0016ccd2" officeooo:paragraph-rsid="0016ccd2"/>
    </style:style>
    <style:style style:name="P17" style:family="paragraph" style:parent-style-name="Standard">
      <style:text-properties officeooo:rsid="0018e8b0" officeooo:paragraph-rsid="0018e8b0"/>
    </style:style>
    <style:style style:name="P18" style:family="paragraph" style:parent-style-name="Standard">
      <style:text-properties officeooo:rsid="0018e8b0" officeooo:paragraph-rsid="001c3366"/>
    </style:style>
    <style:style style:name="P19" style:family="paragraph" style:parent-style-name="Standard">
      <style:text-properties officeooo:paragraph-rsid="0018e8b0"/>
    </style:style>
    <style:style style:name="P20" style:family="paragraph" style:parent-style-name="Standard">
      <style:text-properties officeooo:rsid="001a885c" officeooo:paragraph-rsid="001a885c"/>
    </style:style>
    <style:style style:name="P21" style:family="paragraph" style:parent-style-name="Standard">
      <style:text-properties fo:font-size="14pt" officeooo:rsid="0016ccd2" officeooo:paragraph-rsid="0016ccd2" style:font-size-asian="14pt" style:font-size-complex="14pt"/>
    </style:style>
    <style:style style:name="P22" style:family="paragraph" style:parent-style-name="Standard">
      <style:text-properties fo:font-size="14pt" officeooo:rsid="001a885c" officeooo:paragraph-rsid="001a885c" style:font-size-asian="14pt" style:font-size-complex="14pt"/>
    </style:style>
    <style:style style:name="P23" style:family="paragraph" style:parent-style-name="Standard">
      <style:text-properties officeooo:paragraph-rsid="001ae39b"/>
    </style:style>
    <style:style style:name="P24" style:family="paragraph" style:parent-style-name="Standard">
      <style:text-properties officeooo:paragraph-rsid="001c3366"/>
    </style:style>
    <style:style style:name="P25" style:family="paragraph" style:parent-style-name="Standard">
      <style:text-properties officeooo:rsid="001c6f66" officeooo:paragraph-rsid="001c6f66"/>
    </style:style>
    <style:style style:name="P26" style:family="paragraph" style:parent-style-name="Standard">
      <style:text-properties officeooo:paragraph-rsid="001c6f66"/>
    </style:style>
    <style:style style:name="P27" style:family="paragraph" style:parent-style-name="Standard">
      <style:text-properties officeooo:rsid="001d2d71" officeooo:paragraph-rsid="001d2d71"/>
    </style:style>
    <style:style style:name="P28" style:family="paragraph" style:parent-style-name="Standard">
      <style:text-properties officeooo:rsid="001e69f2" officeooo:paragraph-rsid="001e69f2"/>
    </style:style>
    <style:style style:name="P29" style:family="paragraph" style:parent-style-name="Standard">
      <style:text-properties officeooo:paragraph-rsid="001e69f2"/>
    </style:style>
    <style:style style:name="T1" style:family="text">
      <style:text-properties officeooo:rsid="00156525"/>
    </style:style>
    <style:style style:name="T2" style:family="text">
      <style:text-properties fo:color="#e289bc"/>
    </style:style>
    <style:style style:name="T3" style:family="text">
      <style:text-properties fo:color="#e289bc" style:font-name="Droid Sans Mono" fo:font-size="10.5pt" fo:font-weight="normal" fo:background-color="#202020" loext:char-shading-value="0"/>
    </style:style>
    <style:style style:name="T4" style:family="text">
      <style:text-properties fo:color="#e289bc" fo:background-color="transparent" loext:char-shading-value="0"/>
    </style:style>
    <style:style style:name="T5" style:family="text">
      <style:text-properties fo:color="#e289bc" fo:background-color="transparent" loext:char-shading-value="0"/>
    </style:style>
    <style:style style:name="T6" style:family="text">
      <style:text-properties fo:color="#d6d6d6" style:font-name="Droid Sans Mono" fo:font-size="10.5pt" fo:font-weight="normal" fo:background-color="#202020" loext:char-shading-value="0"/>
    </style:style>
    <style:style style:name="T7" style:family="text">
      <style:text-properties fo:color="#d6d6d6" style:font-name="Droid Sans Mono" fo:font-size="10.5pt" fo:font-weight="normal" officeooo:rsid="001d2d71" fo:background-color="#202020" loext:char-shading-value="0"/>
    </style:style>
    <style:style style:name="T8" style:family="text">
      <style:text-properties fo:color="#d6d6d6" style:font-name="Droid Sans Mono" fo:font-size="10.5pt" fo:font-weight="normal" fo:background-color="transparent" loext:char-shading-value="0"/>
    </style:style>
    <style:style style:name="T9" style:family="text">
      <style:text-properties fo:color="#d6d6d6" style:font-name="Droid Sans Mono" fo:font-size="10.5pt" fo:font-weight="normal" fo:background-color="transparent" loext:char-shading-value="0"/>
    </style:style>
    <style:style style:name="T10" style:family="text">
      <style:text-properties fo:font-style="italic"/>
    </style:style>
    <style:style style:name="T11" style:family="text">
      <style:text-properties style:text-underline-style="solid" style:text-underline-width="auto" style:text-underline-color="font-color" officeooo:rsid="00156525"/>
    </style:style>
    <style:style style:name="T12" style:family="text">
      <style:text-properties fo:color="#78bae0"/>
    </style:style>
    <style:style style:name="T13" style:family="text">
      <style:text-properties fo:color="#78bae0" style:font-name="Droid Sans Mono" fo:font-size="10.5pt" fo:font-style="italic" fo:font-weight="normal" fo:background-color="#202020" loext:char-shading-value="0"/>
    </style:style>
    <style:style style:name="T14" style:family="text">
      <style:text-properties fo:color="#78bae0" style:font-name="Droid Sans Mono" fo:font-size="10.5pt" fo:font-weight="normal" fo:background-color="#202020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56525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6ccd2" fo:background-color="transparent" loext:char-shading-value="0"/>
    </style:style>
    <style:style style:name="T19" style:family="text">
      <style:text-properties fo:color="#000000" fo:background-color="transparent" loext:char-shading-value="0"/>
    </style:style>
    <style:style style:name="T20" style:family="text">
      <style:text-properties fo:color="#000000" officeooo:rsid="0016ccd2" fo:background-color="transparent" loext:char-shading-value="0"/>
    </style:style>
    <style:style style:name="T21" style:family="text">
      <style:text-properties style:font-name="Droid Sans Mono" fo:font-size="10.5pt" fo:font-style="italic" fo:font-weight="normal"/>
    </style:style>
    <style:style style:name="T22" style:family="text">
      <style:text-properties style:font-name="Droid Sans Mono" fo:font-size="10.5pt" fo:font-weight="normal"/>
    </style:style>
    <style:style style:name="T23" style:family="text">
      <style:text-properties style:font-name="Droid Sans Mono" fo:font-size="10.5pt" fo:font-weight="normal" officeooo:rsid="00161dc2" fo:background-color="#ffffff"/>
    </style:style>
    <style:style style:name="T24" style:family="text">
      <style:text-properties fo:color="#1c3687" style:font-name="Droid Sans Mono" fo:font-size="10.5pt" fo:font-weight="normal"/>
    </style:style>
    <style:style style:name="T25" style:family="text">
      <style:text-properties fo:color="#1c3687" style:font-name="Droid Sans Mono" fo:font-size="10.5pt" fo:font-weight="normal" fo:background-color="transparent" loext:char-shading-value="0"/>
    </style:style>
    <style:style style:name="T26" style:family="text">
      <style:text-properties fo:color="#1c3687" style:font-name="Droid Sans Mono" fo:font-size="10.5pt" fo:font-style="italic" fo:font-weight="normal"/>
    </style:style>
    <style:style style:name="T27" style:family="text">
      <style:text-properties fo:color="#1c3687" style:font-name="Droid Sans Mono" fo:font-size="10.5pt" fo:font-style="italic" style:text-underline-style="solid" style:text-underline-width="auto" style:text-underline-color="font-color" fo:font-weight="normal"/>
    </style:style>
    <style:style style:name="T28" style:family="text">
      <style:text-properties officeooo:rsid="0016ccd2"/>
    </style:style>
    <style:style style:name="T29" style:family="text">
      <style:text-properties fo:color="#be9af0"/>
    </style:style>
    <style:style style:name="T30" style:family="text">
      <style:text-properties fo:color="#be9af0" style:font-name="Droid Sans Mono" fo:font-size="10.5pt" fo:font-weight="normal" fo:background-color="#202020" loext:char-shading-value="0"/>
    </style:style>
    <style:style style:name="T31" style:family="text">
      <style:text-properties fo:color="#eeb375"/>
    </style:style>
    <style:style style:name="T32" style:family="text">
      <style:text-properties fo:color="#eeb375" style:font-name="Droid Sans Mono" fo:font-size="10.5pt" fo:font-weight="normal" fo:background-color="#202020" loext:char-shading-value="0"/>
    </style:style>
    <style:style style:name="T33" style:family="text">
      <style:text-properties fo:color="#eeb375" style:font-name="Droid Sans Mono" fo:font-size="10.5pt" fo:font-weight="normal" officeooo:rsid="001d2d71" fo:background-color="#202020" loext:char-shading-value="0"/>
    </style:style>
    <style:style style:name="T34" style:family="text">
      <style:text-properties fo:color="#eeb375" style:font-name="Droid Sans Mono" fo:font-size="10.5pt" fo:font-weight="normal" fo:background-color="transparent" loext:char-shading-value="0"/>
    </style:style>
    <style:style style:name="T35" style:family="text">
      <style:text-properties fo:color="#eeb375" style:font-name="Droid Sans Mono" fo:font-size="10.5pt" fo:font-weight="normal" fo:background-color="transparent" loext:char-shading-value="0"/>
    </style:style>
    <style:style style:name="T36" style:family="text">
      <style:text-properties officeooo:rsid="0018e8b0"/>
    </style:style>
    <style:style style:name="T37" style:family="text">
      <style:text-properties officeooo:rsid="001ae39b"/>
    </style:style>
    <style:style style:name="T38" style:family="text">
      <style:text-properties officeooo:rsid="001c3366"/>
    </style:style>
    <style:style style:name="T39" style:family="text">
      <style:text-properties officeooo:rsid="001c6f66"/>
    </style:style>
    <style:style style:name="T40" style:family="text">
      <style:text-properties officeooo:rsid="001e69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1">Ипорт объектов</text:span><text:span text:style-name="T16"> </text:span><text:span text:style-name="T25">from PyQt5.QtWidgets import QApplication, QMainWindow</text:span></text:p>
      <text:p text:style-name="P10"/>
      <text:p text:style-name="P11"><text:span text:style-name="T11">создание класса</text:span><text:span text:style-name="T1"> </text:span><text:span text:style-name="T26">class</text:span><text:span text:style-name="T24"> Window(</text:span><text:span text:style-name="T27">QMainWindow</text:span><text:span text:style-name="T24">):</text:span></text:p>
      <text:p text:style-name="P14"><text:span text:style-name="T1"><text:tab/><text:tab/><text:tab/><text:tab/><text:tab/></text:span><text:span text:style-name="T21">def</text:span><text:span text:style-name="T22"> __init__(</text:span><text:span text:style-name="T21">self</text:span><text:span text:style-name="T22">):</text:span></text:p>
      <text:p text:style-name="P15"><text:span text:style-name="T10"><text:tab/><text:tab/><text:tab/><text:tab/><text:tab/><text:tab/>super</text:span>().__init__()</text:p>
      <text:p text:style-name="P11"><text:span text:style-name="T11">размещение окна </text:span><text:span text:style-name="T24">self.setGeometry(self.top, self.left, self.width, self.height</text:span><text:span text:style-name="T22">)</text:span></text:p>
      <text:p text:style-name="P12"><text:span text:style-name="T22"/></text:p>
      <text:p text:style-name="P13"><text:span text:style-name="T23">вывести на экран </text:span><text:span text:style-name="T6">self.show()</text:span></text:p>
      <text:p text:style-name="P9"/>
      <text:p text:style-name="P8"><text:span text:style-name="T1">Создание экземпляра класса </text:span><text:span text:style-name="T6">app </text:span><text:span text:style-name="T3">=</text:span><text:span text:style-name="T6"> QApplication(sys.argv)</text:span></text:p>
      <text:p text:style-name="P2"><text:span text:style-name="T17"><text:tab/><text:tab/><text:tab/><text:tab/><text:tab/><text:tab/><text:tab/></text:span>window <text:span text:style-name="T2">=</text:span> Window()</text:p>
      <text:p text:style-name="P2"><text:span text:style-name="T17"><text:tab/><text:tab/><text:tab/><text:tab/><text:tab/><text:tab/><text:tab/></text:span>sys.exit(app.exec_())</text:p>
      <text:p text:style-name="P1"/>
      <text:p text:style-name="P1"/>
      <text:p text:style-name="P1"/>
      <text:p text:style-name="P21">Время</text:p>
      <text:p text:style-name="P16"/>
      <text:p text:style-name="P4"><text:span text:style-name="T2">from</text:span> PyQt5.QtCore <text:span text:style-name="T2">import</text:span> QDateTime, QDate, QTime, Qt</text:p>
      <text:p text:style-name="P16"/>
      <text:p text:style-name="P4"><text:span text:style-name="T19">пт мая 24 06:15:21 2019</text:span><text:span text:style-name="T17"><text:tab/><text:tab/></text:span>datetime <text:span text:style-name="T2">=</text:span> QdateTime.currentDateTime()</text:p>
      <text:p text:style-name="P5"><text:span text:style-name="T18"><text:tab/><text:tab/><text:tab/><text:tab/><text:tab/><text:tab/><text:tab/><text:tab/></text:span><text:span text:style-name="T12">print</text:span>(datetime.toString())</text:p>
      <text:p text:style-name="P4"/>
      <text:p text:style-name="P5"><text:span text:style-name="T20">2019-05-24T06:15:21<text:tab/><text:tab/><text:tab/></text:span><text:span text:style-name="T12">print</text:span>(datetime.toString(Qt.ISODate))</text:p>
      <text:p text:style-name="P5"/>
      <text:p text:style-name="P5"><text:span text:style-name="T20">пятница, 24 мая 2019 г. 06:15:21 +05</text:span><text:span text:style-name="T28"><text:tab/><text:tab/></text:span><text:span text:style-name="T12">print</text:span>(datetime.toString(Qt.DefaultLocaleLongDate))</text:p>
      <text:p text:style-name="P5"/>
      <text:p text:style-name="P6"><text:span text:style-name="T19">06:18:55<text:tab/><text:tab/><text:tab/><text:tab/><text:tab/><text:tab/></text:span>time <text:span text:style-name="T2">=</text:span> Qtime.currentTime()</text:p>
      <text:p text:style-name="P6"><text:span text:style-name="T19"><text:tab/><text:tab/><text:tab/><text:tab/><text:tab/><text:tab/><text:tab/><text:tab/></text:span><text:span text:style-name="T12">print</text:span>(time.toString())</text:p>
      <text:p text:style-name="P5"/>
      <text:p text:style-name="P4"><text:span text:style-name="T19"><text:tab/><text:tab/><text:tab/><text:tab/><text:tab/><text:tab/><text:tab/><text:tab/></text:span>d <text:span text:style-name="T2">=</text:span> QDate(<text:span text:style-name="T29">2019</text:span>, <text:span text:style-name="T29">12</text:span>, <text:span text:style-name="T29">12</text:span>)</text:p>
      <text:p text:style-name="P5"><text:span text:style-name="T20">Days in a month:31: <text:tab/><text:tab/><text:tab/></text:span><text:span text:style-name="T12">print</text:span>(<text:span text:style-name="T31">"Days in a month:</text:span><text:span text:style-name="T29">{}</text:span><text:span text:style-name="T31">: "</text:span>.format(d.daysInMonth()))</text:p>
      <text:p text:style-name="P2"><text:span text:style-name="T19">Days in a year:365<text:tab/><text:tab/><text:tab/><text:tab/></text:span><text:span text:style-name="T12">print</text:span>(<text:span text:style-name="T31">"Days in a year:</text:span><text:span text:style-name="T29">{}</text:span><text:span text:style-name="T31">"</text:span>.format(d.daysInYear()))</text:p>
      <text:p text:style-name="P7"/>
      <text:p text:style-name="P17">Добавить удалить день </text:p>
      <text:p text:style-name="P19"><text:span text:style-name="T36">Today date and time is: <text:s/>2019-05-24T06:44:36<text:tab/></text:span><text:span text:style-name="T6">datetime </text:span><text:span text:style-name="T3">=</text:span><text:span text:style-name="T6"> QDateTime.currentDateTime()</text:span></text:p>
      <text:p text:style-name="P3"><text:span text:style-name="T12"><text:tab/><text:tab/><text:tab/>print</text:span>(<text:span text:style-name="T31">"Today date and time is: "</text:span>, datetime.toString(Qt.ISODate))</text:p>
      <text:p text:style-name="P17"/>
      <text:p text:style-name="P19"><text:span text:style-name="T36">adding 12 days to the date: 2019-06-05T06:44:36 <text:s/></text:span><text:span text:style-name="T14">print</text:span><text:span text:style-name="T6">(</text:span><text:span text:style-name="T32">"adding 12 days to the date: </text:span><text:span text:style-name="T30">{}</text:span><text:span text:style-name="T32">"</text:span><text:span text:style-name="T6">.format(datetime.addDays(</text:span><text:span text:style-name="T30">12</text:span><text:span text:style-name="T6">).toString(Qt.ISODate)))</text:span></text:p>
      <text:p text:style-name="P17"/>
      <text:p text:style-name="P19"><text:span text:style-name="T36">Subtracting 25 days: 2019-04-29T06:44:36<text:tab/><text:tab/></text:span><text:span text:style-name="T14">print</text:span><text:span text:style-name="T6">(</text:span><text:span text:style-name="T32">"Subtracting 25 days: </text:span><text:span text:style-name="T30">{}</text:span><text:span text:style-name="T32">"</text:span><text:span text:style-name="T6">.format(datetime.addDays(</text:span><text:span text:style-name="T3">-</text:span><text:span text:style-name="T30">25</text:span><text:span text:style-name="T6">).toString(Qt.ISODate)))</text:span></text:p>
      <text:p text:style-name="P17"/>
      <text:p text:style-name="P17"/>
      <text:p text:style-name="P17"/>
      <text:p text:style-name="P22">Кнопки Всплывающие подсказки</text:p>
      <text:p text:style-name="P20"/>
      <text:p text:style-name="P23"><text:span text:style-name="T37">создание кнопки <text:tab/><text:tab/><text:tab/><text:tab/></text:span><text:span text:style-name="T6">button </text:span><text:span text:style-name="T3">=</text:span><text:span text:style-name="T6"> QPushButton(</text:span><text:span text:style-name="T32">"click me"</text:span><text:span text:style-name="T6">, self)</text:span></text:p>
      <text:p text:style-name="P23"><text:span text:style-name="T37">размещение кнопки<text:tab/><text:tab/><text:tab/><text:tab/></text:span><text:span text:style-name="T6">button.move(</text:span><text:span text:style-name="T30">200</text:span><text:span text:style-name="T6">, </text:span><text:span text:style-name="T30">200</text:span><text:span text:style-name="T6">)</text:span></text:p>
      <text:p text:style-name="P23"><text:span text:style-name="T37">добавление всплывающего окна </text:span><text:span text:style-name="T6">utton.setToolTip(</text:span><text:span text:style-name="T32">'</text:span><text:span text:style-name="T33">&lt;b&gt;</text:span><text:span text:style-name="T32">Click button</text:span><text:span text:style-name="T33">&lt;/b&gt;</text:span><text:span text:style-name="T32">'</text:span><text:span text:style-name="T6">)</text:span></text:p>
      <text:p text:style-name="P24"><text:span text:style-name="T38">параметры событий <text:tab/><text:tab/><text:tab/></text:span><text:span text:style-name="T6">button1.clicked.connect(</text:span><text:span text:style-name="T13">lambda</text:span><text:span text:style-name="T6">: self.funcAdd(</text:span><text:span text:style-name="T32">'+'</text:span><text:span text:style-name="T6">))</text:span></text:p>
      <text:p text:style-name="P18"/>
      <text:p text:style-name="P18"/>
      <text:p text:style-name="P26"><text:soft-page-break/><text:span text:style-name="T39">кнопка выхода <text:tab/><text:tab/><text:tab/><text:tab/><text:tab/></text:span><text:span text:style-name="T3">from</text:span><text:span text:style-name="T6"> PyQt5.QtCore </text:span><text:span text:style-name="T3">import</text:span><text:span text:style-name="T6"> QcoreApplication</text:span></text:p>
      <text:p text:style-name="P26"><text:span text:style-name="T9"><text:tab/><text:tab/><text:tab/><text:tab/><text:tab/><text:tab/><text:tab/><text:tab/></text:span><text:span text:style-name="T6">button3.clicked.connect(QCoreApplication.instance().quit)</text:span></text:p>
      <text:p text:style-name="P26"><text:span text:style-name="T9"><text:tab/><text:tab/><text:tab/><text:tab/><text:tab/><text:tab/><text:tab/><text:tab/></text:span></text:p>
      <text:p text:style-name="P29"><text:span text:style-name="T40">всплывающее окно <text:tab/><text:tab/><text:tab/><text:tab/></text:span><text:span text:style-name="T6">reply </text:span><text:span text:style-name="T3">=</text:span><text:span text:style-name="T6"> QMessageBox.question(self, </text:span><text:span text:style-name="T32">"Close Message"</text:span><text:span text:style-name="T6">, </text:span><text:span text:style-name="T32">"Are </text:span><text:span text:style-name="T35"><text:tab/><text:tab/><text:tab/></text:span><text:span text:style-name="T32">you sure?"</text:span><text:span text:style-name="T6">, QMessageBox.Yes </text:span><text:span text:style-name="T3">|</text:span><text:span text:style-name="T6"> QMessageBox.No, QMessageBox.No)</text:span></text:p>
      <text:p text:style-name="P2"><text:span text:style-name="T5"><text:tab/><text:tab/><text:tab/><text:tab/><text:tab/><text:tab/><text:tab/><text:tab/></text:span><text:span text:style-name="T2">if</text:span> reply <text:span text:style-name="T2">==</text:span> QMessageBox.Yes:</text:p>
      <text:p text:style-name="P2"><text:span text:style-name="T17"><text:tab/><text:tab/><text:tab/><text:tab/><text:tab/><text:tab/><text:tab/><text:tab/></text:span>self.close()</text:p>
      <text:p text:style-name="P28"/>
      <text:p text:style-name="P27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5:56:45.302988301</meta:creation-date>
    <meta:generator>LibreOffice/6.0.7.3$Linux_X86_64 LibreOffice_project/00m0$Build-3</meta:generator>
    <dc:date>2019-05-24T07:36:06.875786360</dc:date>
    <meta:editing-duration>PT37M49S</meta:editing-duration>
    <meta:editing-cycles>7</meta:editing-cycles>
    <meta:document-statistic meta:table-count="0" meta:image-count="0" meta:object-count="0" meta:page-count="2" meta:paragraph-count="36" meta:word-count="178" meta:character-count="1952" meta:non-whitespace-character-count="1684"/>
  </office:meta>
</office:document-meta>
</file>